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e22" officeooo:paragraph-rsid="0014e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t.stackoverflow.com/questions/147660/fatal-not-a-git-repository" text:style-name="Internet_20_link" text:visited-style-name="Visited_20_Internet_20_Link">https://pt.stackoverflow.com/questions/147660/fatal-not-a-git-repository</text:a></text:p>
      <text:p text:style-name="Standard"/>
      <text:p text:style-name="Standard"/>
      <text:p text:style-name="P1">git add pasta/arquivo</text:p>
      <text:p text:style-name="P1"/>
      <text:p text:style-name="P1">git status</text:p>
      <text:p text:style-name="P1"/>
      <text:p text:style-name="P1">git commit -m “subindo tal arquivo”</text:p>
      <text:p text:style-name="P1"/>
      <text:p text:style-name="P1">git log</text:p>
      <text:p text:style-name="P1"/>
      <text:p text:style-name="P1">git remote add origin <text:a xlink:type="simple" xlink:href="https://github.com/kendiwi/github.git" text:style-name="Internet_20_link" text:visited-style-name="Visited_20_Internet_20_Link">https://github.com/kendiwi/github.git</text:a></text:p>
      <text:p text:style-name="P1"/>
      <text:p text:style-name="P1">git push -u origin mas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9-20T01:03:15.637261295</meta:creation-date>
    <dc:date>2020-09-20T01:05:37.979298861</dc:date>
    <meta:editing-duration>PT2M23S</meta:editing-duration>
    <meta:editing-cycles>1</meta:editing-cycles>
    <meta:document-statistic meta:table-count="0" meta:image-count="0" meta:object-count="0" meta:page-count="1" meta:paragraph-count="7" meta:word-count="24" meta:character-count="229" meta:non-whitespace-character-count="212"/>
    <meta:generator>LibreOffice/7.0.1.2$Linux_X86_64 LibreOffice_project/7cbcfc562f6eb6708b5ff7d7397325de9e764452</meta:generator>
  </office:meta>
</office:document-meta>
</file>